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reorder_traversal/pre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order_traversal/in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ostorder_traversal/post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evelorder_traversal/levelorder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insert/heap_insert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remove/heap_remove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sort/heapsort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inary_search/binary_search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terpolation_search/interpolation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search/bst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insert/bst_insert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remove/bst_remov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single_rotation/sing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rotation/doub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avl_insertion/avl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d-black_insertion/red-black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igital_search_tree/digital_search_tre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trie/radix_tri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ce reconstructible in most cases, no model solution</text:p>
          </table:table-cell>
          <table:table-cell/>
          <table:table-cell office:value-type="string" calcext:value-type="string">
            <text:p>reproducibility/common_trie/common_trie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fs/dfs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fs/bfs.md</text:p>
          </table:table-cell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trace reconstructible, no model s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roducibility/kruskal/kruskal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09:58:10.583388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6-06T13:58:39.146985170</dc:date>
    <meta:editing-duration>P4DT12H59M28S</meta:editing-duration>
    <meta:editing-cycles>49</meta:editing-cycles>
    <meta:generator>LibreOffice/6.4.7.2$Linux_X86_64 LibreOffice_project/40$Build-2</meta:generator>
    <meta:document-statistic meta:table-count="1" meta:cell-count="347" meta:object-count="0"/>
  </office:meta>
</office:document-meta>
</file>